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30, 2021 (03:11: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0T19:11:39Z</meta:creation-date>
    <dc:date>2021-08-30T19:11:39Z</dc:date>
    <meta:user-defined meta:name="date" meta:value-type="string">August  30, 2021 (03:11: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